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a781" officeooo:paragraph-rsid="0007a781"/>
    </style:style>
    <style:style style:name="P2" style:family="paragraph" style:parent-style-name="Standard">
      <style:text-properties officeooo:rsid="0007a781" officeooo:paragraph-rsid="00097188"/>
    </style:style>
    <style:style style:name="P3" style:family="paragraph" style:parent-style-name="Standard">
      <style:text-properties officeooo:rsid="000c656a" officeooo:paragraph-rsid="000c656a"/>
    </style:style>
    <style:style style:name="P4" style:family="paragraph" style:parent-style-name="Standard">
      <style:text-properties officeooo:rsid="00113893" officeooo:paragraph-rsid="00113893"/>
    </style:style>
    <style:style style:name="P5" style:family="paragraph" style:parent-style-name="Standard">
      <style:text-properties officeooo:rsid="00144f3b" officeooo:paragraph-rsid="00144f3b"/>
    </style:style>
    <style:style style:name="P6" style:family="paragraph" style:parent-style-name="Standard">
      <style:text-properties fo:font-size="14pt" fo:font-weight="bold" officeooo:rsid="00144f3b" officeooo:paragraph-rsid="00144f3b" style:font-size-asian="14pt" style:font-weight-asian="bold" style:font-size-complex="14pt" style:font-weight-complex="bold"/>
    </style:style>
    <style:style style:name="P7" style:family="paragraph" style:parent-style-name="Standard">
      <style:text-properties fo:font-size="14pt" fo:font-weight="bold" officeooo:rsid="00113893" officeooo:paragraph-rsid="00113893" style:font-size-asian="14pt" style:font-weight-asian="bold" style:font-size-complex="14pt" style:font-weight-complex="bold"/>
    </style:style>
    <style:style style:name="P8" style:family="paragraph" style:parent-style-name="Standard">
      <style:text-properties fo:font-size="14pt" fo:font-weight="bold" officeooo:rsid="000c656a" officeooo:paragraph-rsid="000c656a" style:font-size-asian="14pt" style:font-weight-asian="bold" style:font-size-complex="14pt" style:font-weight-complex="bold"/>
    </style:style>
    <style:style style:name="P9" style:family="paragraph" style:parent-style-name="Standard">
      <style:text-properties officeooo:rsid="001a8877" officeooo:paragraph-rsid="001a8877"/>
    </style:style>
    <style:style style:name="P10" style:family="paragraph" style:parent-style-name="Standard">
      <style:text-properties officeooo:rsid="001c64fc" officeooo:paragraph-rsid="001c64fc"/>
    </style:style>
    <style:style style:name="P11" style:family="paragraph" style:parent-style-name="Standard">
      <style:text-properties officeooo:rsid="001ce0c5" officeooo:paragraph-rsid="001ce0c5"/>
    </style:style>
    <style:style style:name="P12" style:family="paragraph" style:parent-style-name="Standard">
      <style:text-properties officeooo:rsid="001d43eb" officeooo:paragraph-rsid="001d43eb"/>
    </style:style>
    <style:style style:name="P13" style:family="paragraph" style:parent-style-name="Standard">
      <style:text-properties officeooo:rsid="0023be54" officeooo:paragraph-rsid="0023be54"/>
    </style:style>
    <style:style style:name="P14" style:family="paragraph" style:parent-style-name="Standard">
      <style:text-properties officeooo:rsid="0023be54" officeooo:paragraph-rsid="002a6313"/>
    </style:style>
    <style:style style:name="P15" style:family="paragraph" style:parent-style-name="Standard" style:list-style-name="L1">
      <style:text-properties officeooo:rsid="0026c35e" officeooo:paragraph-rsid="0026c35e"/>
    </style:style>
    <style:style style:name="P16" style:family="paragraph" style:parent-style-name="Standard">
      <style:text-properties style:font-name="Arial" officeooo:rsid="0026c35e" officeooo:paragraph-rsid="0026c35e"/>
    </style:style>
    <style:style style:name="P17" style:family="paragraph" style:parent-style-name="Standard" style:list-style-name="L1">
      <style:text-properties style:font-name="Arial" officeooo:paragraph-rsid="0026c35e"/>
    </style:style>
    <style:style style:name="P18" style:family="paragraph" style:parent-style-name="Standard" style:list-style-name="L1">
      <style:text-properties officeooo:paragraph-rsid="0026c35e"/>
    </style:style>
    <style:style style:name="P19" style:family="paragraph" style:parent-style-name="Standard">
      <style:text-properties officeooo:rsid="0028696a" officeooo:paragraph-rsid="0028696a"/>
    </style:style>
    <style:style style:name="P20" style:family="paragraph" style:parent-style-name="Text_20_body">
      <style:text-properties officeooo:paragraph-rsid="000c656a"/>
    </style:style>
    <style:style style:name="P21" style:family="paragraph" style:parent-style-name="Text_20_body">
      <style:text-properties style:font-name="Arial" fo:font-size="14pt" fo:font-weight="bold" officeooo:rsid="0026c35e" officeooo:paragraph-rsid="0026c35e" style:font-size-asian="14pt" style:font-weight-asian="bold" style:font-size-complex="14pt" style:font-weight-complex="bold"/>
    </style:style>
    <style:style style:name="T1" style:family="text">
      <style:text-properties style:text-underline-style="solid" style:text-underline-width="auto" style:text-underline-color="font-color"/>
    </style:style>
    <style:style style:name="T2" style:family="text">
      <style:text-properties officeooo:rsid="00097188"/>
    </style:style>
    <style:style style:name="T3" style:family="text">
      <style:text-properties officeooo:rsid="000b1838"/>
    </style:style>
    <style:style style:name="T4" style:family="text">
      <style:text-properties officeooo:rsid="000b9911"/>
    </style:style>
    <style:style style:name="T5" style:family="text">
      <style:text-properties officeooo:rsid="000c656a"/>
    </style:style>
    <style:style style:name="T6" style:family="text">
      <style:text-properties officeooo:rsid="000d0e19"/>
    </style:style>
    <style:style style:name="T7" style:family="text">
      <style:text-properties officeooo:rsid="000d425e"/>
    </style:style>
    <style:style style:name="T8" style:family="text">
      <style:text-properties officeooo:rsid="000e5b5c"/>
    </style:style>
    <style:style style:name="T9" style:family="text">
      <style:text-properties officeooo:rsid="00101c36"/>
    </style:style>
    <style:style style:name="T10" style:family="text">
      <style:text-properties officeooo:rsid="00103f49"/>
    </style:style>
    <style:style style:name="T11" style:family="text">
      <style:text-properties officeooo:rsid="001121e1"/>
    </style:style>
    <style:style style:name="T12" style:family="text">
      <style:text-properties officeooo:rsid="0012e672"/>
    </style:style>
    <style:style style:name="T13" style:family="text">
      <style:text-properties officeooo:rsid="0015aeea"/>
    </style:style>
    <style:style style:name="T14" style:family="text">
      <style:text-properties fo:font-size="14pt" fo:font-weight="bold" style:font-size-asian="14pt" style:font-weight-asian="bold" style:font-size-complex="14pt" style:font-weight-complex="bold"/>
    </style:style>
    <style:style style:name="T15" style:family="text">
      <style:text-properties officeooo:rsid="00170636"/>
    </style:style>
    <style:style style:name="T16" style:family="text">
      <style:text-properties officeooo:rsid="0018102c"/>
    </style:style>
    <style:style style:name="T17" style:family="text">
      <style:text-properties officeooo:rsid="0018546a"/>
    </style:style>
    <style:style style:name="T18" style:family="text">
      <style:text-properties officeooo:rsid="0019e366"/>
    </style:style>
    <style:style style:name="T19" style:family="text">
      <style:text-properties officeooo:rsid="0019eef4"/>
    </style:style>
    <style:style style:name="T20" style:family="text">
      <style:text-properties officeooo:rsid="001a1bee"/>
    </style:style>
    <style:style style:name="T21" style:family="text">
      <style:text-properties officeooo:rsid="001a8877"/>
    </style:style>
    <style:style style:name="T22" style:family="text">
      <style:text-properties officeooo:rsid="001b2772"/>
    </style:style>
    <style:style style:name="T23" style:family="text">
      <style:text-properties officeooo:rsid="001c64fc"/>
    </style:style>
    <style:style style:name="T24" style:family="text">
      <style:text-properties officeooo:rsid="001ce0c5"/>
    </style:style>
    <style:style style:name="T25" style:family="text">
      <style:text-properties officeooo:rsid="001fbd59"/>
    </style:style>
    <style:style style:name="T26" style:family="text">
      <style:text-properties officeooo:rsid="0023be54"/>
    </style:style>
    <style:style style:name="T27" style:family="text">
      <style:text-properties officeooo:rsid="00249f71"/>
    </style:style>
    <style:style style:name="T28" style:family="text">
      <style:text-properties officeooo:rsid="00269952"/>
    </style:style>
    <style:style style:name="T29" style:family="text">
      <style:text-properties style:font-name="Arial"/>
    </style:style>
    <style:style style:name="T30" style:family="text">
      <style:text-properties style:font-name="Arial" officeooo:rsid="0026c35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Supuesto 1</text:span> <text:span text:style-name="T5">(!faltan ideas concretas para el Salón del CÓMIC)</text:span><text:line-break/><text:line-break/>- Informativo </text:p>
      <text:p text:style-name="P1">- Salón del Cómic<text:line-break/><text:line-break/>- Público general (visitantes)</text:p>
      <text:p text:style-name="P1">- Nuevos visitantes → Buscar formar parte, oportunidades únicas/especiales</text:p>
      <text:p text:style-name="P1">- Antiguos visitantes → aumento de calidad/popularidad (+sentimiento de pertenecía*) <text:line-break/><text:line-break/>- retener atención → impactar/despertar interés en <text:span text:style-name="T1">contenido feria</text:span>→ interés en visitar la feria/hablar sobre el contenido de la feria</text:p>
      <text:p text:style-name="P1"/>
      <text:p text:style-name="P1">--- <text:span text:style-name="T2">Publicidad en tiktok (complementado con publicidad en otros medios), se busca llegar a toda la gente posible sin necesidad de captar por completo su atención. El objetivo principal es no impactar en el consumidor sino preparar el terreno. Se buscará despertar en el consumidor, </text:span><text:span text:style-name="T3">además de la habitual sensación de que todo el mundo habla de ello, la sensación de que es un evento de interés general, y en concreto de interés a un colectivo </text:span><text:span text:style-name="T4">o grupo de pertenecía</text:span><text:span text:style-name="T2">. </text:span><text:span text:style-name="T4">Así se logrará que cuando el consumidor se encuentre con una publicidad del evento, como podría ser el email, no lo sienta como algo desconocido sino que tenga cierta predisposición a entrar y cierto interés por lo que pondría</text:span><text:span text:style-name="T2">. La publicidad en otros medios refuerza la influencia del bombardeo en tiktok, </text:span><text:span text:style-name="T10">porque </text:span><text:span text:style-name="T6">reconocer es recordar</text:span><text:span text:style-name="T2">.</text:span></text:p>
      <text:p text:style-name="P1"/>
      <text:p text:style-name="P1">-<text:span text:style-name="T24">Llamada a la acción</text:span></text:p>
      <text:p text:style-name="P11">Botón de “Saber más” que redirija a la página principal del Salón Del Cómic</text:p>
      <text:p text:style-name="P1"/>
      <text:p text:style-name="P1"/>
      <text:p text:style-name="P2">* Para mantener visitantes a lo largo de los años buscando evitar el aburrimiento o aborrecimiento. <text:span text:style-name="T2">Es inviable tratar de resultar completamente novedoso y sorprendente a un visitante recurrent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8">Supuesto 2</text:p>
      <text:p text:style-name="P3"/>
      <text:p text:style-name="P3">- <text:span text:style-name="T18">Notificación</text:span></text:p>
      <text:p text:style-name="P3">- <text:span text:style-name="T6">Cevisama (industria cerámica)</text:span></text:p>
      <text:p text:style-name="P3"/>
      <text:p text:style-name="P3">- <text:span text:style-name="T6">Expositor</text:span></text:p>
      <text:p text:style-name="P3"/>
      <text:p text:style-name="P12">Se encuentra cierta carencia en el aspecto de servicios para expositores relacionados con compradores internacionales. Otras ferias líder como Coverings si <text:span text:style-name="T25">ofrecen</text:span> ciertos servicios, los cuales proporcionan ingresos a la propia feria. Sin embargo vamos a suponer que no se va a iniciar ningún nuevo programa este año y que partimos de los servicios existentes. Aún así, vamos a suponer que la mayoría aún cuando no estén completamente “metidos en el tema” son conscientes de la existencia de ciertas facilidades o servicios relacionados con potenciales compradores internacionales, y por lo tanto van a tener cierto interés al momento de que Feria Valencia les notifique de “ciertos” cambios o novedades relacionados con clientes internacionales. </text:p>
      <text:p text:style-name="P12">A partir de aquí, ya dentro del email, se presenta una gran inversión en atraer compradores internacionales de forma general y sin ser contundentes ni conclusivos. Luego se les convencerá de forma concisa de los beneficios de esto para el expositor. </text:p>
      <text:p text:style-name="P12">Una vez presentada la inversión y despertado el interés del receptor en los beneficios que le puede aportar, querremos guiarle desde la situación de la que se puede beneficiar hacia la forma en que se puede beneficiar, en este caso los servicios que Feria Valencia ofrece a sus <text:span text:style-name="T25">expositores. </text:span></text:p>
      <text:p text:style-name="P3"/>
      <text:p text:style-name="P3">- <text:span text:style-name="T6">Generar intriga (!!!NO incertidumbre) </text:span><text:span text:style-name="T26">presentando</text:span><text:span text:style-name="T6"> </text:span><text:span text:style-name="T26">la inversión en atraer compradores internacionales</text:span><text:span text:style-name="T6">→ despertar interés </text:span><text:span text:style-name="T26">en las posibilidades que abre la inversión</text:span><text:span text:style-name="T6">→ </text:span><text:span text:style-name="T26">despertar deseo de obtener beneficios</text:span><text:span text:style-name="T6">→</text:span><text:span text:style-name="T7">convencer al expositor </text:span><text:span text:style-name="T26">de contratar servicios</text:span></text:p>
      <text:p text:style-name="P3">- <text:span text:style-name="T8">Se busca que el receptor sienta intriga sobre el movimiento de feria valencia de invertir en atraer compradores internacionales, evitando una incertidumbre que les haga cuestionar la decisión o por lo menos que no se planteen seriamente si es acertada. <text:s/>Con esto se habrá dado el primer paso para despertar el interés del expositor, ahora habrá que guiar al receptor hacia que es algo bueno y de lo que el se puede beneficiar, sobre todo esto último. Una vez se a despertado cierto interés en el receptor se buscará convencerlo </text:span><text:span text:style-name="T9">de lo que buscamos.</text:span></text:p>
      <text:p text:style-name="P3"/>
      <text:p text:style-name="P14">La ruta que seguimos para dirigir e influir en el expositor, para que contrate los servicios que Feria Valencia ofrece, estará basada en el formato en el que trabajamos y en el contexto de interacción directa entre Feria Valencia y el expositor a través del email. </text:p>
      <text:p text:style-name="P14"><text:span text:style-name="T27">Desde un inicio disponemos de cierto grado de atención por parte del receptor por aquello que feria Valencia les quiera notificar, reforzado esto por la temática del email la cual se buscará presentar en el título del email. </text:span></text:p>
      <text:p text:style-name="P14"><text:span text:style-name="T27">El proceso de despertar el interés en el receptor estará dividido en dos partes principales: generar intriga sobre el propio contenido que se notifica en el email, y las posibilidades que abre sin mencionarlas </text:span><text:span text:style-name="T28">explícitamente</text:span><text:span text:style-name="T27">, y generar interés por las propias posibilidades, habiendo convencido al receptor de que resultará beneficioso para el. </text:span></text:p>
      <text:p text:style-name="P14"><text:span text:style-name="T27">A partir de este punto lo que nos interesaría sería despertar el deseo en el expositor por contratar los servicios que </text:span><text:span text:style-name="T28">ofrece Feria Valencia, sin embargo, no lo haremos tanto con este enfoque sino buscando despertar el deseo por beneficiarse de la situación, de hacer algo para aprovechar las posibilidades por las que hemos despertado el interés. Y a partir de ello guiaremos al receptor hacia la carpeta de servicios de Feria Valencia para expositores, materializando sus deseos en los servicios que se ofrecen. </text:span></text:p>
      <text:p text:style-name="P14"/>
      <text:p text:style-name="P13"><text:soft-page-break/></text:p>
      <text:p text:style-name="P13"/>
      <text:p text:style-name="P19">En concreto nos interesa presentar los servicios...</text:p>
      <text:p text:style-name="P3"/>
      <text:p text:style-name="P3">- <text:span text:style-name="T9">¿Que buscamos?</text:span></text:p>
      <text:p text:style-name="P9">Principalmente nos interesa que que el expositor nos contrate ciertos servicios <text:span text:style-name="T24">que ofrece freia valencia, tal vez convencidos por la posibilidad de</text:span> potenciales nuevos compradores internacionales, <text:span text:style-name="T22">los cuales nos generarán a nosotros ingresos</text:span>.</text:p>
      <text:p text:style-name="P3"><text:span text:style-name="T21">También s</text:span><text:span text:style-name="T9">e busca que el expositor se sienta a gusto y convencido para con su inversión en la feria, </text:span><text:span text:style-name="T10">y que sienta confianza </text:span><text:span text:style-name="T21">y </text:span><text:span text:style-name="T10">perciba que</text:span><text:span text:style-name="T9"> los movimientos de Feria Valencia </text:span><text:span text:style-name="T10">derivan en su beneficio.</text:span></text:p>
      <text:p text:style-name="P3"><text:span text:style-name="T21">Además i</text:span><text:span text:style-name="T10">nteresa que el expositor prepare de antemano y tome ciertas decisiones orientadas </text:span><text:span text:style-name="T11">a compradores internacionales. Y al final si al expositor le va bien, habrá más posibilidades de que vuelva a interesarse en la feria el próximo año.</text:span></text:p>
      <text:p text:style-name="P3"/>
      <text:p text:style-name="P3">-<text:span text:style-name="T17">Llamada a la acción</text:span></text:p>
      <text:p text:style-name="P11">Botón de “Opciones disponibles”¿ que redirija a una página con la carpeta de servicios de Feria Valencia para expositores¿</text:p>
      <text:p text:style-name="P3">- <text:span text:style-name="T19">Botón de obtener más información¿</text:span></text:p>
      <text:p text:style-name="P3"/>
      <text:p text:style-name="P3"/>
      <text:p text:style-name="P3">-- <text:span text:style-name="T16">Elementos</text:span><text:span text:style-name="T15"> estéticos generales</text:span></text:p>
      <text:p text:style-name="P3">- <text:span text:style-name="T16">ilustraciones geométricas, coloridas y con textura y ligeramente minimalistas</text:span></text:p>
      <text:p text:style-name="P3">- <text:span text:style-name="T16">Elementos arquitectónicos</text:span></text:p>
      <text:p text:style-name="P3">- <text:span text:style-name="T16">geometría + arquitectura = perspectiva, conecta con el espacio</text:span></text:p>
      <text:p text:style-name="P3">- <text:span text:style-name="T16">importancia del diseño de interiores</text:span></text:p>
      <text:p text:style-name="P3"/>
      <text:p text:style-name="P3">-- <text:span text:style-name="T16">Aspectos estéticos</text:span></text:p>
      <text:p text:style-name="P3">-</text:p>
      <text:p text:style-name="P3"/>
      <text:p text:style-name="P3">-<text:span text:style-name="T20">¿Que ofrezco?</text:span></text:p>
      <text:p text:style-name="P3"/>
      <text:p text:style-name="P3"/>
      <text:p text:style-name="P7">Supuesto 3</text:p>
      <text:p text:style-name="P4"/>
      <text:p text:style-name="P4">- Informativo</text:p>
      <text:p text:style-name="P4">- Expojove</text:p>
      <text:p text:style-name="P4"/>
      <text:p text:style-name="P4">- Expositor</text:p>
      <text:p text:style-name="P4"/>
      <text:p text:style-name="P4">- <text:span text:style-name="T12">impacto y retención → </text:span>despertar interés en los servicios disponibles → convencer de solicitarlos (ingresos para Feria Valencia)</text:p>
      <text:p text:style-name="P4"/>
      <text:p text:style-name="P4"/>
      <text:p text:style-name="P4"/>
      <text:p text:style-name="P4"/>
      <text:p text:style-name="P6">Supuesto 4</text:p>
      <text:p text:style-name="P5"/>
      <text:p text:style-name="P5">- Sorteo</text:p>
      <text:p text:style-name="P5">- Feria Dos Ruedas</text:p>
      <text:p text:style-name="P5"/>
      <text:p text:style-name="P5">- Visitantes</text:p>
      <text:p text:style-name="P5"/>
      <text:p text:style-name="P5"><text:soft-page-break/>- Impacto y retención → despertar interés en la carrera (evento) y en el sorteo (posibilidades de ganar algo gratis) → convencer de rellenar formulario (datos personales, y tal vez demográficos entre otros para segmentación y análisis)</text:p>
      <text:p text:style-name="P5"/>
      <text:p text:style-name="P5">- Claves para convencer de rellenar el formulario: claridad y transparencia para generar confianza, simplicidad y brevedad para facilitar la predisposición, <text:span text:style-name="T13">autoridad y profesionalidad para transmitir seguridad, y por último una última urgencia reafirmada. </text:span></text:p>
      <text:p text:style-name="P5"/>
      <text:p text:style-name="P3">- <text:span text:style-name="T23">Llamada a la acción</text:span></text:p>
      <text:p text:style-name="P10">Botón “Conseguir entradas” que redirija al formulario</text:p>
      <text:p text:style-name="P3"/>
      <text:p text:style-name="P3"/>
      <text:p text:style-name="P3"/>
      <text:p text:style-name="P20"/>
      <text:p text:style-name="P21">Bibliografía</text:p>
      <text:list text:style-name="L1">
        <text:list-item>
          <text:p text:style-name="P17">MJML Guides</text:p>
          <text:p text:style-name="P17"><text:a xlink:type="simple" xlink:href="https://documentation.mjml.io/" text:style-name="Internet_20_link" text:visited-style-name="Visited_20_Internet_20_Link">https://documentation.mjml.io/</text:a></text:p>
        </text:list-item>
        <text:list-item>
          <text:p text:style-name="P17">Responsive Email Templates</text:p>
          <text:p text:style-name="P17"><text:a xlink:type="simple" xlink:href="https://mjml.io/templates" text:style-name="Internet_20_link" text:visited-style-name="Visited_20_Internet_20_Link">https://mjml.io/templates</text:a></text:p>
        </text:list-item>
        <text:list-item>
          <text:p text:style-name="P18"><text:span text:style-name="T30">El modelo AIDA: una fórmula mágica del marketing. </text:span></text:p>
          <text:p text:style-name="P18"><text:a xlink:type="simple" xlink:href="https://www.pipedrive.com/es/blog/modelo-aida" text:style-name="Internet_20_link" text:visited-style-name="Visited_20_Internet_20_Link"><text:span text:style-name="T30">https://www.pipedrive.com/es/blog/modelo-aida</text:span></text:a></text:p>
        </text:list-item>
        <text:list-item>
          <text:p text:style-name="P18"><text:span text:style-name="T30">Guía para principiantes sobre las siglas de marketing más comunes</text:span></text:p>
          <text:p text:style-name="P15"><text:a xlink:type="simple" xlink:href="https://www.pipedrive.com/es/blog/siglas-de-marketing" text:style-name="Internet_20_link" text:visited-style-name="Visited_20_Internet_20_Link"><text:span text:style-name="T29">https://www.pipedrive.com/es/blog/siglas-de-marketing</text:span></text:a></text:p>
        </text:list-item>
        <text:list-item>
          <text:p text:style-name="P15"><text:span text:style-name="T29">CVSM26 - CEVISAMA 2026</text:span></text:p>
          <text:p text:style-name="P15"><text:a xlink:type="simple" xlink:href="https://cevisama.feriavalencia.com/" text:style-name="Internet_20_link" text:visited-style-name="Visited_20_Internet_20_Link"><text:span text:style-name="T29">https://cevisama.feriavalencia.com/</text:span></text:a></text:p>
        </text:list-item>
        <text:list-item>
          <text:p text:style-name="P15"><text:span text:style-name="T29">Carpeta de Servicios - CEVISAMA 2026 - Feria Valencia </text:span><text:a xlink:type="simple" xlink:href="https://cevisama.feriavalencia.com/exponer/carpeta-de-servicios/" text:style-name="Internet_20_link" text:visited-style-name="Visited_20_Internet_20_Link"><text:span text:style-name="T29">https://cevisama.feriavalencia.com/exponer/carpeta-de-servicios/</text:span></text:a></text:p>
        </text:list-item>
        <text:list-item>
          <text:p text:style-name="P15"><text:span text:style-name="T29">Coverings - ICEX</text:span></text:p>
          <text:p text:style-name="P15"><text:a xlink:type="simple" xlink:href="https://www.icex.es/content/dam/es/icex/oficinas/078/documentos/2024/07/anexos/informe_feria_coverings_2024.pdf" text:style-name="Internet_20_link" text:visited-style-name="Visited_20_Internet_20_Link"><text:span text:style-name="T29">https://www.icex.es/content/dam/es/icex/oficinas/078/documentos/2024/07/anexos/informe_feria_coverings_2024.pdf</text:span></text:a></text:p>
        </text:list-item>
        <text:list-item>
          <text:p text:style-name="P15"><text:span text:style-name="T29">Coverings 2025 Award Winners Showcase Industry Excellence | Hardware Retailing</text:span></text:p>
          <text:p text:style-name="P15"><text:a xlink:type="simple" xlink:href="https://hardwareretailing.com/coverings-2025-award-winners-showcase-industry-excellence/" text:style-name="Internet_20_link" text:visited-style-name="Visited_20_Internet_20_Link"><text:span text:style-name="T29">https://hardwareretailing.com/coverings-2025-award-winners-showcase-industry-excellence/</text:span></text:a></text:p>
        </text:list-item>
        <text:list-item>
          <text:p text:style-name="P15"><text:span text:style-name="T29"/></text:p>
        </text:list-item>
      </text:list>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5:25:15.664039816</meta:creation-date>
    <dc:date>2025-05-21T19:27:55.771471135</dc:date>
    <meta:editing-duration>PT1H52M</meta:editing-duration>
    <meta:editing-cycles>28</meta:editing-cycles>
    <meta:generator>LibreOffice/24.2.7.2$Linux_X86_64 LibreOffice_project/420$Build-2</meta:generator>
    <meta:document-statistic meta:table-count="0" meta:image-count="0" meta:object-count="0" meta:page-count="4" meta:paragraph-count="67" meta:word-count="1172" meta:character-count="7797" meta:non-whitespace-character-count="6685"/>
  </office:meta>
</office:document-meta>
</file>